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8.862cm" table:align="margins"/>
    </style:style>
    <style:style style:name="Таблица1.A" style:family="table-column">
      <style:table-column-properties style:column-width="8.862cm" style:rel-column-width="65535*"/>
    </style:style>
    <style:style style:name="Таблица1.A1" style:family="table-cell">
      <style:table-cell-properties style:border-line-width="0.012cm 0.012cm 0.012cm" fo:padding="0.097cm" fo:border="1.05pt double #000000"/>
    </style:style>
    <style:style style:name="Таблица2" style:family="table">
      <style:table-properties style:width="8.862cm" table:align="margins"/>
    </style:style>
    <style:style style:name="Таблица2.A" style:family="table-column">
      <style:table-column-properties style:column-width="1.773cm" style:rel-column-width="1310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note">
      <style:text-properties fo:font-size="6pt" officeooo:rsid="000aa31b" officeooo:paragraph-rsid="000aa31b" style:font-size-asian="6pt" style:font-size-complex="6pt"/>
    </style:style>
    <style:style style:name="P2" style:family="paragraph" style:parent-style-name="Standard">
      <style:paragraph-properties fo:text-align="justify" style:justify-single-word="false"/>
      <style:text-properties fo:font-size="8pt" fo:font-weight="bold" officeooo:rsid="000c8bea" officeooo:paragraph-rsid="000c8bea" style:font-size-asian="7pt" style:font-weight-asian="bold" style:font-size-complex="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language="ru" fo:country="RU" fo:font-weight="normal" officeooo:rsid="000a9985" officeooo:paragraph-rsid="000a998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language="en" fo:country="US" fo:font-weight="bold" officeooo:rsid="000a9985" officeooo:paragraph-rsid="000aa31b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2pt" fo:language="ru" fo:country="RU" fo:font-weight="bold" officeooo:rsid="000a9985" officeooo:paragraph-rsid="000a998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7pt" fo:language="ru" fo:country="RU" fo:font-style="normal" fo:font-weight="normal" officeooo:rsid="000aa31b" officeooo:paragraph-rsid="000c8bea" style:font-size-asian="7pt" style:font-style-asian="normal" style:font-weight-asian="normal" style:font-size-complex="7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7pt" officeooo:rsid="000aa31b" officeooo:paragraph-rsid="000aa31b" style:font-size-asian="7pt" style:font-size-complex="7pt"/>
    </style:style>
    <style:style style:name="P8" style:family="paragraph" style:parent-style-name="Standard">
      <style:paragraph-properties fo:text-align="justify" style:justify-single-word="false"/>
      <style:text-properties officeooo:paragraph-rsid="000aa31b"/>
    </style:style>
    <style:style style:name="P9" style:family="paragraph" style:parent-style-name="Standard">
      <style:paragraph-properties fo:margin-top="0cm" fo:margin-bottom="0.101cm" loext:contextual-spacing="false" fo:text-align="justify" style:justify-single-word="false"/>
      <style:text-properties fo:font-size="7pt" fo:font-weight="normal" officeooo:rsid="000c8bea" officeooo:paragraph-rsid="000c8bea" style:font-size-asian="6.09999990463257pt" style:font-weight-asian="normal" style:font-size-complex="7pt" style:font-weight-complex="normal"/>
    </style:style>
    <style:style style:name="P10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normal" officeooo:rsid="000c8bea" officeooo:paragraph-rsid="000c8bea" style:font-size-asian="6.09999990463257pt" style:font-style-asian="normal" style:font-weight-asian="normal" style:font-size-complex="7pt" style:font-style-complex="normal" style:font-weight-complex="normal"/>
    </style:style>
    <style:style style:name="P11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normal" officeooo:rsid="000d03be" officeooo:paragraph-rsid="000d03be" style:font-size-asian="6.09999990463257pt" style:font-style-asian="normal" style:font-weight-asian="normal" style:font-size-complex="7pt" style:font-style-complex="normal" style:font-weight-complex="normal"/>
    </style:style>
    <style:style style:name="P12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normal" officeooo:rsid="000d03be" officeooo:paragraph-rsid="0014c824" style:font-size-asian="6.09999990463257pt" style:font-style-asian="normal" style:font-weight-asian="normal" style:font-size-complex="7pt" style:font-style-complex="normal" style:font-weight-complex="normal"/>
    </style:style>
    <style:style style:name="P13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normal" officeooo:rsid="000d03be" officeooo:paragraph-rsid="001618f3" style:font-size-asian="6.09999990463257pt" style:font-style-asian="normal" style:font-weight-asian="normal" style:font-size-complex="7pt" style:font-style-complex="normal" style:font-weight-complex="normal"/>
    </style:style>
    <style:style style:name="P14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normal" officeooo:rsid="001257f0" officeooo:paragraph-rsid="001257f0" style:font-size-asian="6.09999990463257pt" style:font-style-asian="normal" style:font-weight-asian="normal" style:font-size-complex="7pt" style:font-style-complex="normal" style:font-weight-complex="normal"/>
    </style:style>
    <style:style style:name="P15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normal" officeooo:rsid="0014a4d1" officeooo:paragraph-rsid="0014c824" style:font-size-asian="6.09999990463257pt" style:font-style-asian="normal" style:font-weight-asian="normal" style:font-size-complex="7pt" style:font-style-complex="normal" style:font-weight-complex="normal"/>
    </style:style>
    <style:style style:name="P16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normal" officeooo:rsid="0014c824" officeooo:paragraph-rsid="0014c824" style:font-size-asian="6.09999990463257pt" style:font-style-asian="normal" style:font-weight-asian="normal" style:font-size-complex="7pt" style:font-style-complex="normal" style:font-weight-complex="normal"/>
    </style:style>
    <style:style style:name="P17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normal" officeooo:rsid="001618f3" officeooo:paragraph-rsid="001618f3" style:font-size-asian="6.09999990463257pt" style:font-style-asian="normal" style:font-weight-asian="normal" style:font-size-complex="7pt" style:font-style-complex="normal" style:font-weight-complex="normal"/>
    </style:style>
    <style:style style:name="P18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normal" officeooo:rsid="0017fab9" officeooo:paragraph-rsid="00181f4c" style:font-size-asian="6.09999990463257pt" style:font-style-asian="normal" style:font-weight-asian="normal" style:font-size-complex="7pt" style:font-style-complex="normal" style:font-weight-complex="normal"/>
    </style:style>
    <style:style style:name="P19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normal" officeooo:rsid="00181f4c" officeooo:paragraph-rsid="00181f4c" style:font-size-asian="6.09999990463257pt" style:font-style-asian="normal" style:font-weight-asian="normal" style:font-size-complex="7pt" style:font-style-complex="normal" style:font-weight-complex="normal"/>
    </style:style>
    <style:style style:name="P20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normal" officeooo:rsid="001618f3" officeooo:paragraph-rsid="001618f3" style:font-size-asian="7pt" style:font-style-asian="normal" style:font-weight-asian="normal" style:font-size-complex="7pt" style:font-style-complex="normal" style:font-weight-complex="normal"/>
    </style:style>
    <style:style style:name="P21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bold" officeooo:rsid="000d03be" officeooo:paragraph-rsid="0014c824" style:font-size-asian="6.09999990463257pt" style:font-style-asian="normal" style:font-weight-asian="bold" style:font-size-complex="7pt" style:font-style-complex="normal" style:font-weight-complex="bold"/>
    </style:style>
    <style:style style:name="P22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italic" fo:font-weight="normal" officeooo:rsid="000c8bea" officeooo:paragraph-rsid="000c8bea" style:font-size-asian="6.09999990463257pt" style:font-style-asian="italic" style:font-weight-asian="normal" style:font-size-complex="7pt" style:font-style-complex="italic" style:font-weight-complex="normal"/>
    </style:style>
    <style:style style:name="P23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8pt" fo:language="ru" fo:country="RU" fo:font-style="normal" fo:font-weight="bold" officeooo:rsid="000d03be" officeooo:paragraph-rsid="000d03be" style:font-size-asian="7pt" style:font-style-asian="normal" style:font-weight-asian="bold" style:font-size-complex="8pt" style:font-style-complex="normal" style:font-weight-complex="bold"/>
    </style:style>
    <style:style style:name="P24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8pt" fo:language="ru" fo:country="RU" fo:font-style="normal" fo:font-weight="bold" officeooo:rsid="001618f3" officeooo:paragraph-rsid="001618f3" style:font-size-asian="7pt" style:font-style-asian="normal" style:font-weight-asian="bold" style:font-size-complex="8pt" style:font-style-complex="normal" style:font-weight-complex="bold"/>
    </style:style>
    <style:style style:name="P25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8pt" fo:language="ru" fo:country="RU" fo:font-style="normal" fo:font-weight="bold" officeooo:rsid="00181f4c" officeooo:paragraph-rsid="00181f4c" style:font-size-asian="7pt" style:font-style-asian="normal" style:font-weight-asian="bold" style:font-size-complex="8pt" style:font-style-complex="normal" style:font-weight-complex="bold"/>
    </style:style>
    <style:style style:name="P26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8pt" fo:language="ru" fo:country="RU" fo:font-style="normal" fo:font-weight="bold" officeooo:rsid="000d03be" officeooo:paragraph-rsid="0014c824" style:font-size-asian="8pt" style:font-style-asian="normal" style:font-weight-asian="bold" style:font-size-complex="8pt" style:font-style-complex="normal" style:font-weight-complex="bold"/>
    </style:style>
    <style:style style:name="P27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8pt" fo:language="ru" fo:country="RU" fo:font-style="normal" fo:font-weight="bold" officeooo:rsid="000d03be" officeooo:paragraph-rsid="001618f3" style:font-size-asian="8pt" style:font-style-asian="normal" style:font-weight-asian="bold" style:font-size-complex="8pt" style:font-style-complex="normal" style:font-weight-complex="bold"/>
    </style:style>
    <style:style style:name="P28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8pt" fo:language="ru" fo:country="RU" fo:font-style="normal" fo:font-weight="bold" officeooo:rsid="00139624" officeooo:paragraph-rsid="00139624" style:font-size-asian="8pt" style:font-style-asian="normal" style:font-weight-asian="bold" style:font-size-complex="8pt" style:font-style-complex="normal" style:font-weight-complex="bold"/>
    </style:style>
    <style:style style:name="P29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8pt" fo:language="ru" fo:country="RU" fo:font-style="normal" fo:font-weight="bold" officeooo:rsid="0014a4d1" officeooo:paragraph-rsid="0014c824" style:font-size-asian="8pt" style:font-style-asian="normal" style:font-weight-asian="bold" style:font-size-complex="8pt" style:font-style-complex="normal" style:font-weight-complex="bold"/>
    </style:style>
    <style:style style:name="P30" style:family="paragraph" style:parent-style-name="Standard">
      <style:paragraph-properties fo:margin-top="0cm" fo:margin-bottom="0.101cm" loext:contextual-spacing="false" fo:text-align="justify" style:justify-single-word="false"/>
      <style:text-properties officeooo:paragraph-rsid="000d03be"/>
    </style:style>
    <style:style style:name="P31" style:family="paragraph" style:parent-style-name="Standard">
      <style:paragraph-properties fo:margin-top="0cm" fo:margin-bottom="0.101cm" loext:contextual-spacing="false" fo:text-align="justify" style:justify-single-word="false"/>
      <style:text-properties officeooo:paragraph-rsid="0014c824"/>
    </style:style>
    <style:style style:name="P32" style:family="paragraph" style:parent-style-name="Standard">
      <style:paragraph-properties fo:margin-top="0cm" fo:margin-bottom="0.101cm" loext:contextual-spacing="false" fo:text-align="justify" style:justify-single-word="false"/>
      <style:text-properties officeooo:paragraph-rsid="00181f4c"/>
    </style:style>
    <style:style style:name="P33" style:family="paragraph" style:parent-style-name="Standard">
      <style:paragraph-properties fo:margin-top="0cm" fo:margin-bottom="0.101cm" loext:contextual-spacing="false" fo:text-align="justify" style:justify-single-word="false" fo:break-before="column"/>
      <style:text-properties style:font-name="Arial" fo:font-size="8pt" fo:language="ru" fo:country="RU" fo:font-style="normal" fo:font-weight="bold" officeooo:rsid="0017fab9" officeooo:paragraph-rsid="0017fab9" style:font-size-asian="7pt" style:font-style-asian="normal" style:font-weight-asian="bold" style:font-size-complex="8pt" style:font-style-complex="normal" style:font-weight-complex="bold"/>
    </style:style>
    <style:style style:name="P3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Arial" fo:font-size="12pt" fo:language="ru" fo:country="RU" fo:font-weight="bold" officeooo:rsid="000aa31b" officeooo:paragraph-rsid="000aa31b" style:font-size-asian="10.5pt" style:font-weight-asian="bold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7pt" officeooo:rsid="0017b9f0" officeooo:paragraph-rsid="0017b9f0" style:font-size-asian="6.09999990463257pt" style:font-size-complex="7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fo:font-weight="bold" officeooo:rsid="001618f3" officeooo:paragraph-rsid="001618f3" style:font-size-asian="6.09999990463257pt" style:font-weight-asian="bold" style:font-size-complex="7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en" fo:country="US" officeooo:rsid="0017b9f0" officeooo:paragraph-rsid="0017b9f0" style:font-size-asian="6.0999999046325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ru" fo:country="RU" officeooo:rsid="0017b9f0" officeooo:paragraph-rsid="0017b9f0" style:font-size-asian="6.09999990463257pt" style:font-size-complex="7pt"/>
    </style:style>
    <style:style style:name="P39" style:family="paragraph" style:parent-style-name="Standard" style:list-style-name="L1">
      <style:paragraph-properties fo:text-align="justify" style:justify-single-word="false"/>
      <style:text-properties officeooo:paragraph-rsid="000aa31b"/>
    </style:style>
    <style:style style:name="P40" style:family="paragraph" style:parent-style-name="Standard" style:list-style-name="L1">
      <style:paragraph-properties fo:text-align="justify" style:justify-single-word="false"/>
      <style:text-properties style:font-name="Arial" fo:font-size="7pt" fo:language="ru" fo:country="RU" fo:font-style="normal" fo:font-weight="normal" officeooo:rsid="000aa31b" officeooo:paragraph-rsid="000aa31b" style:font-size-asian="7pt" style:font-style-asian="normal" style:font-weight-asian="normal" style:font-size-complex="7pt" style:font-style-complex="normal" style:font-weight-complex="normal"/>
    </style:style>
    <style:style style:name="P41" style:family="paragraph" style:parent-style-name="Standard" style:list-style-name="L1">
      <style:paragraph-properties fo:text-align="justify" style:justify-single-word="false"/>
      <style:text-properties fo:font-size="7pt" officeooo:rsid="000aa31b" officeooo:paragraph-rsid="000aa31b" style:font-size-asian="7pt" style:font-size-complex="7pt"/>
    </style:style>
    <style:style style:name="P42" style:family="paragraph" style:parent-style-name="Standard" style:list-style-name="L1">
      <style:paragraph-properties fo:text-align="justify" style:justify-single-word="false"/>
      <style:text-properties fo:font-size="7pt" officeooo:rsid="000c8bea" officeooo:paragraph-rsid="000c8bea" style:font-size-asian="7pt" style:font-size-complex="7pt"/>
    </style:style>
    <style:style style:name="P43" style:family="paragraph" style:parent-style-name="Standard" style:list-style-name="L2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normal" officeooo:rsid="000d03be" officeooo:paragraph-rsid="0014c824" style:font-size-asian="6.09999990463257pt" style:font-style-asian="normal" style:font-weight-asian="normal" style:font-size-complex="7pt" style:font-style-complex="normal" style:font-weight-complex="normal"/>
    </style:style>
    <style:style style:name="P44" style:family="paragraph" style:parent-style-name="Standard" style:list-style-name="L3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normal" officeooo:rsid="000d03be" officeooo:paragraph-rsid="0014c824" style:font-size-asian="6.09999990463257pt" style:font-style-asian="normal" style:font-weight-asian="normal" style:font-size-complex="7pt" style:font-style-complex="normal" style:font-weight-complex="normal"/>
    </style:style>
    <style:style style:name="P45" style:family="paragraph" style:parent-style-name="Standard" style:list-style-name="L4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normal" officeooo:rsid="000d03be" officeooo:paragraph-rsid="0014c824" style:font-size-asian="6.09999990463257pt" style:font-style-asian="normal" style:font-weight-asian="normal" style:font-size-complex="7pt" style:font-style-complex="normal" style:font-weight-complex="normal"/>
    </style:style>
    <style:style style:name="P46" style:family="paragraph" style:parent-style-name="Standard" style:list-style-name="L5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normal" officeooo:rsid="000d03be" officeooo:paragraph-rsid="000d03be" style:font-size-asian="6.09999990463257pt" style:font-style-asian="normal" style:font-weight-asian="normal" style:font-size-complex="7pt" style:font-style-complex="normal" style:font-weight-complex="normal"/>
    </style:style>
    <style:style style:name="P47" style:family="paragraph" style:parent-style-name="Standard" style:list-style-name="L7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normal" officeooo:rsid="000d03be" officeooo:paragraph-rsid="000d03be" style:font-size-asian="6.09999990463257pt" style:font-style-asian="normal" style:font-weight-asian="normal" style:font-size-complex="7pt" style:font-style-complex="normal" style:font-weight-complex="normal"/>
    </style:style>
    <style:style style:name="P48" style:family="paragraph" style:parent-style-name="Standard" style:list-style-name="L6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normal" officeooo:rsid="001257f0" officeooo:paragraph-rsid="001257f0" style:font-size-asian="6.09999990463257pt" style:font-style-asian="normal" style:font-weight-asian="normal" style:font-size-complex="7pt" style:font-style-complex="normal" style:font-weight-complex="normal"/>
    </style:style>
    <style:style style:name="P49" style:family="paragraph" style:parent-style-name="Standard" style:list-style-name="L7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normal" officeooo:rsid="00139624" officeooo:paragraph-rsid="00139624" style:font-size-asian="6.09999990463257pt" style:font-style-asian="normal" style:font-weight-asian="normal" style:font-size-complex="7pt" style:font-style-complex="normal" style:font-weight-complex="normal"/>
    </style:style>
    <style:style style:name="P50" style:family="paragraph" style:parent-style-name="Standard" style:list-style-name="L8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normal" officeooo:rsid="00139624" officeooo:paragraph-rsid="00139624" style:font-size-asian="6.09999990463257pt" style:font-style-asian="normal" style:font-weight-asian="normal" style:font-size-complex="7pt" style:font-style-complex="normal" style:font-weight-complex="normal"/>
    </style:style>
    <style:style style:name="P51" style:family="paragraph" style:parent-style-name="Standard" style:list-style-name="L8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normal" officeooo:rsid="0014a4d1" officeooo:paragraph-rsid="0014a4d1" style:font-size-asian="6.09999990463257pt" style:font-style-asian="normal" style:font-weight-asian="normal" style:font-size-complex="7pt" style:font-style-complex="normal" style:font-weight-complex="normal"/>
    </style:style>
    <style:style style:name="P52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normal" officeooo:rsid="00181f4c" officeooo:paragraph-rsid="00181f4c" style:font-size-asian="6.09999990463257pt" style:font-style-asian="normal" style:font-weight-asian="normal" style:font-size-complex="7pt" style:font-style-complex="normal" style:font-weight-complex="normal"/>
    </style:style>
    <style:style style:name="P53" style:family="paragraph" style:parent-style-name="Standard" style:list-style-name="L9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bold" officeooo:rsid="0014c824" officeooo:paragraph-rsid="0014c824" style:font-size-asian="6.09999990463257pt" style:font-style-asian="normal" style:font-weight-asian="bold" style:font-size-complex="7pt" style:font-style-complex="normal" style:font-weight-complex="bold"/>
    </style:style>
    <style:style style:name="P54" style:family="paragraph" style:parent-style-name="Standard" style:list-style-name="L9">
      <style:paragraph-properties fo:margin-top="0cm" fo:margin-bottom="0.101cm" loext:contextual-spacing="false" fo:text-align="justify" style:justify-single-word="false"/>
      <style:text-properties style:font-name="Arial" fo:font-size="7pt" fo:language="ru" fo:country="RU" fo:font-style="normal" fo:font-weight="bold" officeooo:rsid="00196546" officeooo:paragraph-rsid="00196546" style:font-size-asian="6.09999990463257pt" style:font-style-asian="normal" style:font-weight-asian="bold" style:font-size-complex="7pt" style:font-style-complex="normal" style:font-weight-complex="bold"/>
    </style:style>
    <style:style style:name="P55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7pt" fo:language="en" fo:country="US" fo:font-style="normal" fo:font-weight="normal" officeooo:rsid="00181f4c" officeooo:paragraph-rsid="00181f4c" style:font-size-asian="6.09999990463257pt" style:font-style-asian="normal" style:font-weight-asian="normal" style:font-size-complex="7pt" style:font-style-complex="normal" style:font-weight-complex="normal"/>
    </style:style>
    <style:style style:name="P56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Arial" fo:font-size="8pt" fo:language="ru" fo:country="RU" fo:font-style="normal" fo:font-weight="bold" officeooo:rsid="0014a4d1" officeooo:paragraph-rsid="000d03be" style:font-size-asian="8pt" style:font-style-asian="normal" style:font-weight-asian="bold" style:font-size-complex="8pt" style:font-style-complex="normal" style:font-weight-complex="bold"/>
    </style:style>
    <style:style style:name="P57" style:family="paragraph" style:parent-style-name="Standard" style:list-style-name="L6">
      <style:paragraph-properties fo:margin-top="0cm" fo:margin-bottom="0.101cm" loext:contextual-spacing="false" fo:text-align="justify" style:justify-single-word="false"/>
      <style:text-properties officeooo:paragraph-rsid="00139624"/>
    </style:style>
    <style:style style:name="P58" style:family="paragraph" style:parent-style-name="Standard">
      <style:paragraph-properties fo:margin-top="0cm" fo:margin-bottom="0.101cm" loext:contextual-spacing="false" fo:text-align="justify" style:justify-single-word="false"/>
      <style:text-properties officeooo:rsid="00196546" officeooo:paragraph-rsid="00196546"/>
    </style:style>
    <style:style style:name="T1" style:family="text">
      <style:text-properties style:font-name="Arial" fo:language="ru" fo:country="RU" fo:font-weight="normal" style:font-weight-asian="normal" style:font-weight-complex="normal"/>
    </style:style>
    <style:style style:name="T2" style:family="text">
      <style:text-properties style:font-name="Arial" fo:language="ru" fo:country="RU" fo:font-weight="normal" officeooo:rsid="000a9985" style:font-weight-asian="normal" style:font-weight-complex="normal"/>
    </style:style>
    <style:style style:name="T3" style:family="text">
      <style:text-properties style:font-name="Arial" fo:language="ru" fo:country="RU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Arial" fo:language="ru" fo:country="RU" fo:font-style="normal" fo:font-weight="normal" officeooo:rsid="000c8bea" style:font-style-asian="normal" style:font-weight-asian="normal" style:font-style-complex="normal" style:font-weight-complex="normal"/>
    </style:style>
    <style:style style:name="T5" style:family="text">
      <style:text-properties style:font-name="Arial" fo:language="ru" fo:country="RU" fo:font-style="normal" fo:font-weight="normal" officeooo:rsid="000aa31b" style:font-style-asian="normal" style:font-weight-asian="normal" style:font-style-complex="normal" style:font-weight-complex="normal"/>
    </style:style>
    <style:style style:name="T6" style:family="text">
      <style:text-properties style:font-name="Arial" fo:language="ru" fo:country="RU" fo:font-style="normal" style:font-style-asian="normal" style:font-style-complex="normal"/>
    </style:style>
    <style:style style:name="T7" style:family="text">
      <style:text-properties style:font-name="Arial" fo:language="ru" fo:country="RU" fo:font-style="normal" officeooo:rsid="000aa31b" style:font-style-asian="normal" style:font-style-complex="normal"/>
    </style:style>
    <style:style style:name="T8" style:family="text">
      <style:text-properties style:font-name="Arial" fo:language="en" fo:country="US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font-name="Arial" fo:language="en" fo:country="US" fo:font-style="normal" style:font-style-asian="normal" style:font-style-complex="normal"/>
    </style:style>
    <style:style style:name="T10" style:family="text">
      <style:text-properties style:font-name="Arial" fo:font-size="7pt" fo:language="ru" fo:country="RU" fo:font-style="normal" fo:font-weight="normal" officeooo:rsid="000c8bea" style:font-size-asian="7pt" style:font-style-asian="normal" style:font-weight-asian="normal" style:font-size-complex="7pt" style:font-style-complex="normal" style:font-weight-complex="normal"/>
    </style:style>
    <style:style style:name="T11" style:family="text">
      <style:text-properties style:font-name="Arial" fo:font-size="7pt" fo:language="ru" fo:country="RU" fo:font-style="normal" fo:font-weight="normal" officeooo:rsid="000aa31b" style:font-size-asian="7pt" style:font-style-asian="normal" style:font-weight-asian="normal" style:font-size-complex="7pt" style:font-style-complex="normal" style:font-weight-complex="normal"/>
    </style:style>
    <style:style style:name="T12" style:family="text">
      <style:text-properties style:font-name="Arial" fo:font-size="7pt" fo:language="ru" fo:country="RU" fo:font-style="normal" fo:font-weight="normal" style:font-size-asian="6.09999990463257pt" style:font-style-asian="normal" style:font-weight-asian="normal" style:font-size-complex="7pt" style:font-style-complex="normal" style:font-weight-complex="normal"/>
    </style:style>
    <style:style style:name="T13" style:family="text">
      <style:text-properties style:font-name="Arial" fo:font-size="7pt" fo:language="ru" fo:country="RU" fo:font-style="normal" fo:font-weight="normal" officeooo:rsid="000d03be" style:font-size-asian="6.09999990463257pt" style:font-style-asian="normal" style:font-weight-asian="normal" style:font-size-complex="7pt" style:font-style-complex="normal" style:font-weight-complex="normal"/>
    </style:style>
    <style:style style:name="T14" style:family="text">
      <style:text-properties style:font-name="Arial" fo:font-size="7pt" fo:language="ru" fo:country="RU" fo:font-style="normal" fo:font-weight="normal" officeooo:rsid="0010f3b3" style:font-size-asian="6.09999990463257pt" style:font-style-asian="normal" style:font-weight-asian="normal" style:font-size-complex="7pt" style:font-style-complex="normal" style:font-weight-complex="normal"/>
    </style:style>
    <style:style style:name="T15" style:family="text">
      <style:text-properties style:font-name="Arial" fo:font-size="7pt" fo:language="ru" fo:country="RU" fo:font-style="normal" fo:font-weight="normal" officeooo:rsid="001257f0" style:font-size-asian="6.09999990463257pt" style:font-style-asian="normal" style:font-weight-asian="normal" style:font-size-complex="7pt" style:font-style-complex="normal" style:font-weight-complex="normal"/>
    </style:style>
    <style:style style:name="T16" style:family="text">
      <style:text-properties style:font-name="Arial" fo:font-size="7pt" fo:language="ru" fo:country="RU" fo:font-style="normal" fo:font-weight="normal" officeooo:rsid="00139624" style:font-size-asian="6.09999990463257pt" style:font-style-asian="normal" style:font-weight-asian="normal" style:font-size-complex="7pt" style:font-style-complex="normal" style:font-weight-complex="normal"/>
    </style:style>
    <style:style style:name="T17" style:family="text">
      <style:text-properties style:font-name="Arial" fo:font-size="7pt" fo:language="ru" fo:country="RU" fo:font-style="normal" fo:font-weight="normal" officeooo:rsid="0014c824" style:font-size-asian="6.09999990463257pt" style:font-style-asian="normal" style:font-weight-asian="normal" style:font-size-complex="7pt" style:font-style-complex="normal" style:font-weight-complex="normal"/>
    </style:style>
    <style:style style:name="T18" style:family="text">
      <style:text-properties style:font-name="Arial" fo:font-size="7pt" fo:language="ru" fo:country="RU" fo:font-style="normal" fo:font-weight="normal" officeooo:rsid="001618f3" style:font-size-asian="6.09999990463257pt" style:font-style-asian="normal" style:font-weight-asian="normal" style:font-size-complex="7pt" style:font-style-complex="normal" style:font-weight-complex="normal"/>
    </style:style>
    <style:style style:name="T19" style:family="text">
      <style:text-properties style:font-name="Arial" fo:font-size="7pt" fo:language="ru" fo:country="RU" fo:font-style="normal" fo:font-weight="bold" officeooo:rsid="001257f0" style:font-size-asian="6.09999990463257pt" style:font-style-asian="normal" style:font-weight-asian="bold" style:font-size-complex="7pt" style:font-style-complex="normal" style:font-weight-complex="bold"/>
    </style:style>
    <style:style style:name="T20" style:family="text">
      <style:text-properties style:font-name="Arial" fo:font-size="7pt" fo:language="ru" fo:country="RU" fo:font-style="italic" fo:font-weight="bold" officeooo:rsid="000d03be" style:font-size-asian="6.09999990463257pt" style:font-style-asian="italic" style:font-weight-asian="bold" style:font-size-complex="7pt" style:font-style-complex="italic" style:font-weight-complex="bold"/>
    </style:style>
    <style:style style:name="T21" style:family="text">
      <style:text-properties style:font-name="Arial" fo:font-size="7pt" fo:language="ru" fo:country="RU" fo:font-style="italic" fo:font-weight="normal" officeooo:rsid="000d03be" style:font-size-asian="6.09999990463257pt" style:font-style-asian="italic" style:font-weight-asian="normal" style:font-size-complex="7pt" style:font-style-complex="italic" style:font-weight-complex="normal"/>
    </style:style>
    <style:style style:name="T22" style:family="text">
      <style:text-properties style:font-name="Arial" fo:font-size="7pt" fo:language="ru" fo:country="RU" fo:font-style="italic" fo:font-weight="normal" officeooo:rsid="001257f0" style:font-size-asian="6.09999990463257pt" style:font-style-asian="italic" style:font-weight-asian="normal" style:font-size-complex="7pt" style:font-style-complex="italic" style:font-weight-complex="normal"/>
    </style:style>
    <style:style style:name="T23" style:family="text">
      <style:text-properties style:font-name="Arial" fo:font-size="7pt" fo:language="ru" fo:country="RU" fo:font-style="italic" fo:font-weight="normal" officeooo:rsid="0010f3b3" style:font-size-asian="6.09999990463257pt" style:font-style-asian="italic" style:font-weight-asian="normal" style:font-size-complex="7pt" style:font-style-complex="italic" style:font-weight-complex="normal"/>
    </style:style>
    <style:style style:name="T24" style:family="text">
      <style:text-properties style:font-name="Arial" fo:font-size="7pt" style:font-size-asian="7pt" style:font-size-complex="7pt"/>
    </style:style>
    <style:style style:name="T25" style:family="text">
      <style:text-properties style:font-name="Arial" fo:font-size="8pt" fo:language="ru" fo:country="RU" fo:font-style="italic" fo:font-weight="bold" officeooo:rsid="000a9985" style:font-size-asian="8pt" style:font-style-asian="italic" style:font-weight-asian="bold" style:font-size-complex="8pt" style:font-style-complex="italic" style:font-weight-complex="bold"/>
    </style:style>
    <style:style style:name="T26" style:family="text">
      <style:text-properties style:font-name="Arial" fo:font-size="8pt" fo:language="ru" fo:country="RU" fo:font-style="italic" fo:font-weight="normal" officeooo:rsid="000a9985" style:font-size-asian="8pt" style:font-style-asian="italic" style:font-weight-asian="normal" style:font-size-complex="8pt" style:font-style-complex="italic" style:font-weight-complex="normal"/>
    </style:style>
    <style:style style:name="T27" style:family="text">
      <style:text-properties style:font-name="Arial" fo:font-size="8pt" fo:language="ru" fo:country="RU" fo:font-style="italic" fo:font-weight="normal" officeooo:rsid="001257f0" style:font-size-asian="8pt" style:font-style-asian="italic" style:font-weight-asian="normal" style:font-size-complex="8pt" style:font-style-complex="italic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10f3b3"/>
    </style:style>
    <style:style style:name="T30" style:family="text">
      <style:text-properties fo:language="en" fo:country="US"/>
    </style:style>
    <style:style style:name="T31" style:family="text">
      <style:text-properties fo:language="en" fo:country="US" officeooo:rsid="001257f0"/>
    </style:style>
    <style:style style:name="T3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language="en" fo:country="US" fo:font-style="italic" fo:font-weight="bold" officeooo:rsid="00181f4c" style:font-style-asian="italic" style:font-weight-asian="bold" style:font-style-complex="italic" style:font-weight-complex="bold"/>
    </style:style>
    <style:style style:name="T34" style:family="text">
      <style:text-properties fo:language="en" fo:country="US" officeooo:rsid="00181f4c"/>
    </style:style>
    <style:style style:name="T35" style:family="text">
      <style:text-properties fo:language="en" fo:country="US" officeooo:rsid="00196546"/>
    </style:style>
    <style:style style:name="T36" style:family="text">
      <style:text-properties fo:language="en" fo:country="US" fo:font-weight="normal" style:font-weight-asian="normal" style:font-weight-complex="normal"/>
    </style:style>
    <style:style style:name="T37" style:family="text">
      <style:text-properties officeooo:rsid="001257f0"/>
    </style:style>
    <style:style style:name="T38" style:family="text">
      <style:text-properties officeooo:rsid="000d03be"/>
    </style:style>
    <style:style style:name="T39" style:family="text">
      <style:text-properties officeooo:rsid="0014a4d1"/>
    </style:style>
    <style:style style:name="T40" style:family="text">
      <style:text-properties fo:font-style="italic" fo:font-weight="bold" officeooo:rsid="000d03be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010f3b3" style:font-style-asian="italic" style:font-weight-asian="bold" style:font-style-complex="italic" style:font-weight-complex="bold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officeooo:rsid="0014c824"/>
    </style:style>
    <style:style style:name="T44" style:family="text">
      <style:text-properties officeooo:rsid="001618f3"/>
    </style:style>
    <style:style style:name="T45" style:family="text">
      <style:text-properties officeooo:rsid="0017b9f0"/>
    </style:style>
    <style:style style:name="T46" style:family="text">
      <style:text-properties officeooo:rsid="0017fab9"/>
    </style:style>
    <style:style style:name="T47" style:family="text">
      <style:text-properties officeooo:rsid="00181f4c"/>
    </style:style>
    <style:style style:name="T48" style:family="text">
      <style:text-properties officeooo:rsid="00185e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egasus I - Open Skydive Altimeter</text:p>
      <text:p text:style-name="P34">Версия ПО 1.<text:span text:style-name="T35">4</text:span></text:p>
      <text:p text:style-name="P5">Руководство пользователя</text:p>
      <text:p text:style-name="P3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8"><text:span text:style-name="T25">Внимание!!!</text:span><text:span text:style-name="T26"> Прыжки с парашютом – опасный вид деятельности, который может привести к травмам и даже </text:span><text:span text:style-name="T27">к </text:span><text:span text:style-name="T26">смерти. Высотомер – электронное устройство, которое не гарантирует полностью отсутствие ошибок и сбоев даже при правильной эксплуатации и хранении. Не полагайтесь полностью на высотомер. Ваш высотомер служит </text:span><text:span text:style-name="T27">только <text:s/></text:span><text:span text:style-name="T26">п</text:span><text:span text:style-name="T27">омощником</text:span><text:span text:style-name="T26"> в контроле высот</text:span><text:span text:style-name="T27">ы</text:span><text:span text:style-name="T26">. Всегда визуально контролируйте высоту в сочетании с высотомером.</text:span></text:p>
          </table:table-cell>
        </table:table-row>
      </table:table>
      <text:p text:style-name="P3"/>
      <text:p text:style-name="P7"><text:span text:style-name="T2">В</text:span><text:span text:style-name="T1">ысотомер </text:span><text:span text:style-name="T8">Pegasus I </text:span><text:span text:style-name="T3">обеспечивает:</text:span></text:p>
      <text:list xml:id="list1883956302" text:style-name="L1">
        <text:list-item>
          <text:p text:style-name="P39"><text:span text:style-name="T11">И</text:span><text:span text:style-name="T10">ндикацию</text:span><text:span text:style-name="T11"> относительной высоты в диапазоне от минус 900 до </text:span><text:span text:style-name="T10">плюс </text:span><text:span text:style-name="T11">9999м</text:span></text:p>
        </text:list-item>
        <text:list-item>
          <text:p text:style-name="P40">Измерение абсолютной вертикальной скорости</text:p>
        </text:list-item>
        <text:list-item>
          <text:p text:style-name="P40">Подачу световых сигналов при достижении предустановленных высот</text:p>
        </text:list-item>
        <text:list-item>
          <text:p text:style-name="P41"><text:span text:style-name="T3">Подачу звуковых сигналов при достижении предустановленных высот</text:span><text:span text:style-name="T3"><text:note text:id="ftn1" text:note-class="footnote"><text:note-citation>1</text:note-citation><text:note-body><text:p text:style-name="P1">Режим может отсутствовать</text:p></text:note-body></text:note></text:span></text:p>
        </text:list-item>
        <text:list-item>
          <text:p text:style-name="P41"><text:span text:style-name="T3">Ведение журнала прыжков </text:span><text:span text:style-name="T4">с возможностью экспорта</text:span></text:p>
        </text:list-item>
        <text:list-item>
          <text:p text:style-name="P40">Индикацию текущих даты и времени</text:p>
        </text:list-item>
        <text:list-item>
          <text:p text:style-name="P42"><text:span text:style-name="T3">Будильник</text:span><text:span text:style-name="T5"><text:note text:id="ftn2" text:note-class="footnote"><text:note-citation>2</text:note-citation><text:note-body><text:p text:style-name="P1">Режим может отсутствовать</text:p></text:note-body></text:note></text:span></text:p>
        </text:list-item>
      </text:list>
      <text:p text:style-name="P6"/>
      <text:p text:style-name="P2"><text:span text:style-name="T7">1. </text:span><text:span text:style-name="T6">Подготовка к работе и включение</text:span></text:p>
      <text:p text:style-name="P9"><text:span text:style-name="T6">Перед первым включением рекомендуется полностью зарядить батарею высотомера. Используйте подходящее зарядное устройство и прилагаемый </text:span><text:span text:style-name="T9">MicroUSB </text:span><text:span text:style-name="T6">кабель. Индикатор зарядки на боковой стенке светится во время зарядки и гаснет по её окончании.</text:span></text:p>
      <text:p text:style-name="P10">Включение высотомера осуществляется удержанием любой кнопки до зажигания подсветки дисплея. Можно включить высотомер, нажав кнопку сброса, расположенную около разъёма зарядки. Кнопку сброса следует также нажать в случае нестабильной работы <text:span text:style-name="T48">или зависания </text:span>высотомера.</text:p>
      <text:p text:style-name="P10">После включения высотомер показывает приветствие и выполняет калибровку. Во время калибровки светодиод мигает красным. По окончании калибровки звучит сигнал (в моделях со звуком) и светодиод мигает зелёным. После этого высотомер готов к работе.</text:p>
      <text:p text:style-name="P22"><text:span text:style-name="T28">Внимание!</text:span> Если после включения высотомер отображает высоту «-<text:span text:style-name="T31">998</text:span>» <text:span text:style-name="T37">или «</text:span>-999» - <text:span text:style-name="T37">высотомер</text:span> неисправен (ошибка датчика высоты).</text:p>
      <text:p text:style-name="P23"/>
      <text:p text:style-name="P29"><text:span text:style-name="T43">2</text:span>. Световые сигналы.</text:p>
      <text:p text:style-name="P15">Отличительной особенностью высотомера <text:span text:style-name="T32">Pegasus </text:span>является наличие светодиода для приблизительной индикации текущей высоты, что во многом аналогично секторам шкалы традиционных аналоговых высотомеров. Предусмотрены следующие сигналы:</text:p>
      <text:p text:style-name="P21">После включения</text:p>
      <text:list xml:id="list2101340549" text:style-name="L2">
        <text:list-item>
          <text:p text:style-name="P43">Мигающий красный - инициализация автоматики</text:p>
        </text:list-item>
        <text:list-item>
          <text:p text:style-name="P43">Мигающий зелёный - автоматика готова, режим «на земле» установлен</text:p>
        </text:list-item>
      </text:list>
      <text:p text:style-name="P12"/>
      <text:p text:style-name="P12"><text:span text:style-name="T28">В наборе</text:span> (если в настройках включен светодиод)</text:p>
      <text:list xml:id="list233164017" text:style-name="L3">
        <text:list-item>
          <text:p text:style-name="P44">Вспышки красного - высота менее 300м</text:p>
        </text:list-item>
        <text:list-item>
          <text:p text:style-name="P44">Три короткие вспышки зелёного - набрана высота 300м</text:p>
        </text:list-item>
        <text:list-item>
          <text:p text:style-name="P44">Вспышки жёлтого - высота от 300м до 900м</text:p>
        </text:list-item>
        <text:list-item>
          <text:p text:style-name="P44">Вспышки зелёного - высота более 900м</text:p>
        </text:list-item>
      </text:list>
      <text:p text:style-name="P12"/>
      <text:p text:style-name="P12"><text:span text:style-name="T28">В падении</text:span> (если в настройках включен светодиод)</text:p>
      <text:list xml:id="list2120047356" text:style-name="L4">
        <text:list-item>
          <text:p text:style-name="P45">Синий - высота более 15<text:span text:style-name="T48">5</text:span>0м</text:p>
        </text:list-item>
        <text:list-item>
          <text:p text:style-name="P45">Зелёный - высота от 15<text:span text:style-name="T48">5</text:span>0м до 1200м</text:p>
        </text:list-item>
        <text:list-item>
          <text:p text:style-name="P45">Жёлтый - высота от 1200м до 1000м</text:p>
        </text:list-item>
        <text:list-item>
          <text:p text:style-name="P45">Красный - высота менее 1000м</text:p>
        </text:list-item>
      </text:list>
      <text:p text:style-name="P12"/>
      <text:p text:style-name="P23"><text:span text:style-name="T43">3</text:span>. Экран</text:p>
      <text:p text:style-name="P11">Экран высотомера разбит на 3 части: строку заголовка, зону индикации высоты и строку состояния.</text:p>
      <text:p text:style-name="P11">В строке заголовка показываются текущие дата и время и уровень заряда батареи.</text:p>
      <text:p text:style-name="P11">В зоне индикации показывается текущая относительная высота.</text:p>
      <text:p text:style-name="P11">В левой части строки состояния отображается номер режима работы высотомера. Номера режимов таковы:</text:p>
      <text:list xml:id="list1098912648" text:style-name="L5">
        <text:list-item>
          <text:p text:style-name="P46">0 - «На земле»</text:p>
        </text:list-item>
        <text:list-item>
          <text:p text:style-name="P46">1 - «В наборе»</text:p>
        </text:list-item>
        <text:list-item>
          <text:p text:style-name="P46">2, 3, 4 - «В падении»</text:p>
        </text:list-item>
        <text:list-item>
          <text:p text:style-name="P46">5, 6, 7 - «Под куполом»</text:p>
        </text:list-item>
        <text:list-item>
          <text:p text:style-name="P46">8 — калибровка</text:p>
        </text:list-item>
        <text:list-item>
          <text:p text:style-name="P46">9 — автоматика отключена</text:p>
        </text:list-item>
      </text:list>
      <text:p text:style-name="P11">В режиме «На земле» в средней части строки состояния отображается время срабатывания будильника, если будильник включен. В остальных режимах индицируется текущая вертикальная скорость: первое значение — средняя за <text:span text:style-name="T48">4</text:span> секунды и второе — средняя за <text:span text:style-name="T48">16</text:span> секунд.</text:p>
      <text:p text:style-name="P14">В правой части строки состояния показывается время, оставшееся до автоматического выключения высотомера.</text:p>
      <text:p text:style-name="P11">Вход в меню осуществляется удержанием средней кнопки. Кнопку нужно отпустить после погасания зелёного светодиода, но до зажигания красного.</text:p>
      <text:p text:style-name="P30"><text:span text:style-name="T20">Внимание!</text:span><text:span text:style-name="T21"> Вход в меню во время прыжка (р</text:span><text:span text:style-name="T22">ежимы </text:span><text:span text:style-name="T21">«В </text:span><text:span text:style-name="T22">падении</text:span><text:span text:style-name="T21">» и «под куполом») приведёт к принудительному завершению записи прыжка с записью данных в ж</text:span><text:span text:style-name="T23">урнал прыжков</text:span><text:span text:style-name="T21">. </text:span><text:span text:style-name="T23">П</text:span><text:span text:style-name="T21">ри выходе из меню будет установлен режим «На земле».</text:span></text:p>
      <text:p text:style-name="P11">Выключение высотомера и установка всех параметров осуществляется через меню.</text:p>
      <text:p text:style-name="P11"/>
      <text:p text:style-name="P56">4. Основное меню</text:p>
      <text:p text:style-name="P16">Переход между пунктами меню осуществляется кнопками «Вверх» и «Вниз», выбор пункта — средней кнопкой.</text:p>
      <text:list xml:id="list3361103595" text:style-name="L6">
        <text:list-item>
          <text:p text:style-name="P48"><text:span text:style-name="T28">Выход</text:span> — выход из меню</text:p>
        </text:list-item>
        <text:list-item>
          <text:p text:style-name="P48"><text:span text:style-name="T28">Сброс на 0</text:span> — принудительный сброс текущей высоты на 0. Во время прыжка заблокирован.</text:p>
        </text:list-item>
        <text:list-item>
          <text:p text:style-name="P57"><text:span text:style-name="T19">Профиль</text:span><text:span text:style-name="T15">. </text:span><text:span text:style-name="T13">Поддерживаются 4 п</text:span><text:span text:style-name="T16">рофиля</text:span><text:span text:style-name="T13">, в каждом из них 4 варианта настроек </text:span><text:span text:style-name="T16">з</text:span><text:span text:style-name="T13">вуковых сигналов </text:span><text:span text:style-name="T16">(в вариантах, поддерживающих их)</text:span><text:span text:style-name="T13">. </text:span><text:span text:style-name="T16">Профили</text:span><text:span text:style-name="T13"> различаются границами перехода автоматики по состояниям «</text:span><text:span text:style-name="T16">В наборе» - «В падении» - «Под куплом»</text:span><text:span text:style-name="T13">. </text:span><text:span text:style-name="T16">Профиль</text:span><text:span text:style-name="T13"> обозначается буквой, вариант — цифрой. Для версий без звуковых сигналов профиль обозначается только буквой.</text:span></text:p>
        </text:list-item>
      </text:list>
      <text:list xml:id="list4244941775" text:style-name="L7">
        <text:list-item>
          <text:list>
            <text:list-item>
              <text:p text:style-name="P47">S - Skydive, обычный прыжок со свободным падением</text:p>
            </text:list-item>
            <text:list-item>
              <text:p text:style-name="P47">F - Freefly. Границы те же, что и в Skydive</text:p>
            </text:list-item>
            <text:list-item>
              <text:p text:style-name="P47">С - CRW, прыжок без свободного падения (раскрытие «под хвостом»)</text:p>
            </text:list-item>
            <text:list-item>
              <text:p text:style-name="P47">W - Wingsuit, прыжок в вингсьюте/трексьюте. Более низкая скорость в свободном падении.</text:p>
            </text:list-item>
          </text:list>
        </text:list-item>
        <text:list-item>
          <text:p text:style-name="P49"><text:span text:style-name="T28">Подсветка</text:span>. <text:s/><text:span text:style-name="T38">Может быть в трёх состояниях: авто1 (*), авто2(+), вкл (\/), выкл(-). В режиме «авто2» подсветка включается автоматически в свободном падении и под куполом, а «авто1» - также и в наборе. Выбор запоминается между выключениями высотомера.</text:span></text:p>
        </text:list-item>
        <text:list-item>
          <text:p text:style-name="P49"><text:span text:style-name="T28">Журнал прыжков</text:span> — вход в журнал прыжков</text:p>
        </text:list-item>
        <text:list-item>
          <text:p text:style-name="P49"><text:span text:style-name="T28">Настройки</text:span> — вход в меню настроек</text:p>
        </text:list-item>
        <text:list-item>
          <text:p text:style-name="P49"><text:span text:style-name="T28">Выключение</text:span> — выключение высотомера.</text:p>
        </text:list-item>
      </text:list>
      <text:p text:style-name="P28"/>
      <text:p text:style-name="P28"><text:span text:style-name="T39">5</text:span>. Меню настроек</text:p>
      <text:list xml:id="list1069908053" text:style-name="L8">
        <text:list-item>
          <text:p text:style-name="P50"><text:span text:style-name="T28">Выход</text:span> — выход из меню</text:p>
        </text:list-item>
        <text:list-item>
          <text:p text:style-name="P50"><text:span text:style-name="T28">Дата</text:span> — вход в меню установки текущей даты</text:p>
        </text:list-item>
        <text:list-item>
          <text:p text:style-name="P50"><text:span text:style-name="T28">Время</text:span> — вход в меню установки текущего времени</text:p>
        </text:list-item>
        <text:list-item>
          <text:p text:style-name="P50"><text:span text:style-name="T28">Будильник</text:span> — вход в меню управления будильником. Если будильник включен, дополнительно индицируется время срабатывания будильника. <text:span text:style-name="T45">Будильник сработает даже при выключенном высотомере, но не будет срабатывать во время прыжка.</text:span></text:p>
        </text:list-item>
        <text:list-item>
          <text:p text:style-name="P50"><text:span text:style-name="T28">Сигналы</text:span> — вход в меню установки высот сигналов для текущего профиля.</text:p>
        </text:list-item>
        <text:list-item>
          <text:p text:style-name="P50"><text:span text:style-name="T28">Тест сигналов</text:span> — при выборе этого пункта высотомер последовательно воспроизведёт звучание всех 8 предустановленных звуковых сигналов.</text:p>
        </text:list-item>
        <text:list-item>
          <text:p text:style-name="P50"><text:span text:style-name="T28">Громкость</text:span> — выбор этого пункта циклически изменяет громкость звуковых сигналов от минимальной (1) до максимальной (4). В некоторых экземплярах пункт может отсутствовать.</text:p>
        </text:list-item>
        <text:list-item>
          <text:p text:style-name="P51"><text:span text:style-name="T28">Пищалка</text:span> — позволяет включить/выключить звуковые сигналы в наборе, свободном падении и под куполом.</text:p>
        </text:list-item>
        <text:list-item>
          <text:p text:style-name="P51"><text:span text:style-name="T28">Светодиод</text:span> — позволяет включить/выключить световые сигналы в наборе, свободном падении и под куполом.</text:p>
        </text:list-item>
        <text:list-item>
          <text:p text:style-name="P51"><text:span text:style-name="T28">Автоматика</text:span> — позволяет включить/выключить автоматическое определение этапов прыжка. При выключенной автоматике высотомер работает аналогично простому аналоговому высотомеру, просто показывая текущую высоту. Сигналы и журнал прыжков в этом режиме не поддерживаются.</text:p>
        </text:list-item>
        <text:list-item>
          <text:p text:style-name="P51"><text:span text:style-name="T28">Авто ноль</text:span> — в <text:span text:style-name="T38">этом режиме высотомер устанавливается на 0 после включения или сброса. В дальнейшем независимо от включения режима «Авто ноль» при условии индикации высоты как 0 высотомер будет компенсировать медленные изменения высоты в пределах примерно +/-5м в минуту. После завершения прыжка в режиме «</text:span>А<text:span text:style-name="T38">вто ноль</text:span>А<text:span text:style-name="T38"> высотомер также попытается установить текущую высоту как 0. Если при этом дельта от предыдущей нулевой отметки не превысит 5 метров, то высотомер войдёт в режим удержания нуля, в противном случае будет показывать текущее измеренное значение высоты. При выключенном режиме «Авто ноль» потребуется ручная установка 0 после включения высотомера. </text:span><text:span text:style-name="T40">Если при включении измеренная высота превышает 450м (относительно запомненного уровня 0), установка на 0 не производится независимо от настройки «</text:span><text:span text:style-name="T41">А</text:span><text:span text:style-name="T40">вто ноль». Сброс на 0 в этом случае потребуется произвести вручную через меню.</text:span></text:p>
        </text:list-item>
        <text:list-item>
          <text:p text:style-name="P51"><text:span text:style-name="T28">Точность</text:span> — позволяет выбрать точность, с которой отображается высота в режиме «В падении».</text:p>
        </text:list-item>
        <text:list-item>
          <text:p text:style-name="P51"><text:span text:style-name="T28">Автовыкл</text:span> — позволяет установить время до автоматического выключения высотомера. <text:span text:style-name="T38">Время, когда открыто меню, а также время в наборе, свободном падении и под куполом (если включена автоматика) не учитывается.</text:span></text:p>
        </text:list-item>
        <text:list-item>
          <text:p text:style-name="P51"><text:span text:style-name="T28">Поворот экрана</text:span> — выбор этого пункта переворачивает экран на 180 градусов.</text:p>
        </text:list-item>
        <text:list-item>
          <text:p text:style-name="P51"><text:span text:style-name="T28">Контраст</text:span> — позволяет циклически изменять контрастность дисплея. На некоторых экземплярах может не иметь эффекта.</text:p>
        </text:list-item>
        <text:list-item>
          <text:p text:style-name="P51"><text:soft-page-break/><text:span text:style-name="T28">Версия ПО</text:span> — вызывает показ экрана с информацией о<text:span text:style-name="T43">б аппаратной платформе,</text:span> версии прошивки и скорости коммуникационного порта для связи с ПК. Выход осуществляется средней кнопкой.</text:p>
        </text:list-item>
      </text:list>
      <text:p text:style-name="P26"/>
      <text:p text:style-name="P26"><text:span text:style-name="T43">6. </text:span>Журнал прыжков</text:p>
      <text:list xml:id="list2925917802" text:style-name="L9">
        <text:list-item>
          <text:p text:style-name="P53">Выход<text:span text:style-name="T42"> — выход из журнала прыжков.</text:span></text:p>
        </text:list-item>
        <text:list-item>
          <text:p text:style-name="P53">Просмотр<text:span text:style-name="T42"> — вход в режим просмотра журнала прыжков.</text:span></text:p>
        </text:list-item>
        <text:list-item>
          <text:p text:style-name="P53">Тест всего<text:span text:style-name="T42"> — при выборе этого пункта высотомер воспроизведёт предзаписанный демонстрационный прыжок. Подсветка экрана, световые и звуковые сигналы будут работать точно так же, как и во время реального прыжка. Этот прыжок также будет сохранён в журнале прыжков. Этот пункт может отсутствовать.</text:span></text:p>
        </text:list-item>
        <text:list-item>
          <text:p text:style-name="P53">Очистить журнал<text:span text:style-name="T42"> — удаляет все записи из журнала прыжков.</text:span></text:p>
        </text:list-item>
        <text:list-item>
          <text:p text:style-name="P54">Удалить крайний — <text:span text:style-name="T42">удаляет крайний прыжок из журнала прыжков.</text:span></text:p>
        </text:list-item>
      </text:list>
      <text:p text:style-name="P58"><text:span text:style-name="T13">Е</text:span><text:span text:style-name="T12">сли журнал прыжков пуст, то вход в пункты «Просмотр», «Очистить журнал», «Удалить крайний» невозможен. При попытке выбора этих пунктов мигает красный светодиод.</text:span></text:p>
      <text:p text:style-name="P31"><text:span text:style-name="T13">В </text:span><text:span text:style-name="T17">режиме просмотра журнала прыжков в </text:span><text:span text:style-name="T13">строке </text:span><text:span text:style-name="T17">заголовка </text:span><text:span text:style-name="T13">показывается общее число прыжков и через дробь - номер просматриваемого прыжка. Через пробел - профиль, в котором был выполнен прыжок. Листается журнал прыж</text:span><text:span text:style-name="T14">к</text:span><text:span text:style-name="T13">ов </text:span><text:span text:style-name="T18">нажатием (или нажатием и удержанием) </text:span><text:span text:style-name="T13">кн</text:span><text:span text:style-name="T14">о</text:span><text:span text:style-name="T13">п</text:span><text:span text:style-name="T18">ок</text:span><text:span text:style-name="T13"> «</text:span><text:span text:style-name="T18">В</text:span><text:span text:style-name="T13">верх» и «</text:span><text:span text:style-name="T18">В</text:span><text:span text:style-name="T13">низ». Средняя кнопка закрывает журнал. Если журнал пуст, вход в р</text:span><text:span text:style-name="T18">ежим просмотра</text:span><text:span text:style-name="T13"> невозможен.</text:span></text:p>
      <text:p text:style-name="P12">Прыжки в журнал пишутся «по кругу», т.е. при превышении максимального размера журнала самый старый прыжок удаляется. Выбрать его при этом не получится. Например, при максимальном размере журнала в 30 прыжков и выполненных 35 прыжках прыжки с номерами 1-5 недоступны.</text:p>
      <text:p text:style-name="P12">Для каждого сохранённого прыжка показывается дата и время прыжка, высоты отделения «<text:span text:style-name="T43">О»</text:span>, <text:span text:style-name="T43">начала </text:span>раскрытия «<text:span text:style-name="T44">Р»</text:span> и наполнения купола «<text:span text:style-name="T44">П»</text:span>, время свободного падения «<text:span text:style-name="T44">В»</text:span>, средняя «<text:span text:style-name="T44">Сс»</text:span> и максимальная «<text:span text:style-name="T44">См» </text:span>скорость свободного падения.</text:p>
      <text:p text:style-name="P12"/>
      <text:p text:style-name="P27"><text:span text:style-name="T44">7. </text:span>Установка даты, времени, высот сигналов</text:p>
      <text:p text:style-name="P20">Высотомер предусматривает подачу 8 звуковых сигналов. Первые 4 устанавливаются с шагом 10м, следующие 4 — с шагом 5м. Для отключения какого-либо сигнала можно либо установить его высоту в 0, либо сделать её равной высоте другого сигнала — в этом случае будет звучать тот из них, чей номер больше.</text:p>
      <text:p text:style-name="P13">Текущая изменяемая цифра отмечается стрелкой. Изменение производится <text:s/><text:span text:style-name="T44">нажатием (или нажатием и удержанием)</text:span> кноп<text:span text:style-name="T44">ок</text:span> «<text:span text:style-name="T44">В</text:span>верх» и «<text:span text:style-name="T44">В</text:span>низ»; переход к следующей цифре - средней кнопкой. Переход между пунктами «Ок» и «Отмена» <text:span text:style-name="T44">осуществляется </text:span>кнопками «<text:span text:style-name="T44">В</text:span>верх» и «<text:span text:style-name="T44">В</text:span>низ», выбор - средней кнопкой. Таким образом, если несколько раз нажать <text:span text:style-name="T44">(или нажать и удерживать)</text:span> среднюю <text:span text:style-name="T29">к</text:span>нопку, будет произведён выход из меню установки параметра без сохранения изменений.</text:p>
      <text:p text:style-name="P13"/>
      <text:p text:style-name="P24">8. Технические характеристики</text:p>
      <table:table table:name="Таблица2" table:style-name="Таблица2">
        <table:table-column table:style-name="Таблица2.A" table:number-columns-repeated="5"/>
        <table:table-row>
          <table:table-cell table:style-name="Таблица2.A1" office:value-type="string">
            <text:p text:style-name="P36">Платформа</text:p>
          </table:table-cell>
          <table:table-cell table:style-name="Таблица2.A1" office:value-type="string">
            <text:p text:style-name="P36">Звуковые сигналы</text:p>
          </table:table-cell>
          <table:table-cell table:style-name="Таблица2.A1" office:value-type="string">
            <text:p text:style-name="P36">Регулировка громкости</text:p>
          </table:table-cell>
          <table:table-cell table:style-name="Таблица2.A1" office:value-type="string">
            <text:p text:style-name="P36">Журнал прыжков</text:p>
          </table:table-cell>
          <table:table-cell table:style-name="Таблица2.E1" office:value-type="string">
            <text:p text:style-name="P36">Подробных записей</text:p>
          </table:table-cell>
        </table:table-row>
        <table:table-row>
          <table:table-cell table:style-name="Таблица2.A2" office:value-type="string">
            <text:p text:style-name="P37">BH32</text:p>
          </table:table-cell>
          <table:table-cell table:style-name="Таблица2.A2" office:value-type="string">
            <text:p text:style-name="P38">Да, сирена</text:p>
          </table:table-cell>
          <table:table-cell table:style-name="Таблица2.A2" office:value-type="string">
            <text:p text:style-name="P35">Нет</text:p>
          </table:table-cell>
          <table:table-cell table:style-name="Таблица2.A2" office:value-type="string">
            <text:p text:style-name="P35">120</text:p>
          </table:table-cell>
          <table:table-cell table:style-name="Таблица2.E2" office:value-type="string">
            <text:p text:style-name="P35">6</text:p>
          </table:table-cell>
        </table:table-row>
        <table:table-row>
          <table:table-cell table:style-name="Таблица2.A2" office:value-type="string">
            <text:p text:style-name="P37">DH70</text:p>
          </table:table-cell>
          <table:table-cell table:style-name="Таблица2.A2" office:value-type="string">
            <text:p text:style-name="P35">Нет</text:p>
          </table:table-cell>
          <table:table-cell table:style-name="Таблица2.A2" office:value-type="string">
            <text:p text:style-name="P35">Нет</text:p>
          </table:table-cell>
          <table:table-cell table:style-name="Таблица2.A2" office:value-type="string">
            <text:p text:style-name="P35">1000</text:p>
          </table:table-cell>
          <table:table-cell table:style-name="Таблица2.E2" office:value-type="string">
            <text:p text:style-name="P35">120</text:p>
          </table:table-cell>
        </table:table-row>
        <table:table-row>
          <table:table-cell table:style-name="Таблица2.A2" office:value-type="string">
            <text:p text:style-name="P37">DH71</text:p>
          </table:table-cell>
          <table:table-cell table:style-name="Таблица2.A2" office:value-type="string">
            <text:p text:style-name="P35">Да, мелодия</text:p>
          </table:table-cell>
          <table:table-cell table:style-name="Таблица2.A2" office:value-type="string">
            <text:p text:style-name="P35">Нет</text:p>
          </table:table-cell>
          <table:table-cell table:style-name="Таблица2.A2" office:value-type="string">
            <text:p text:style-name="P35">1000</text:p>
          </table:table-cell>
          <table:table-cell table:style-name="Таблица2.E2" office:value-type="string">
            <text:p text:style-name="P35">120</text:p>
          </table:table-cell>
        </table:table-row>
        <table:table-row>
          <table:table-cell table:style-name="Таблица2.A2" office:value-type="string">
            <text:p text:style-name="P37">DH72</text:p>
          </table:table-cell>
          <table:table-cell table:style-name="Таблица2.A2" office:value-type="string">
            <text:p text:style-name="P35">Да, сирена</text:p>
          </table:table-cell>
          <table:table-cell table:style-name="Таблица2.A2" office:value-type="string">
            <text:p text:style-name="P35">Нет</text:p>
          </table:table-cell>
          <table:table-cell table:style-name="Таблица2.A2" office:value-type="string">
            <text:p text:style-name="P35">1000</text:p>
          </table:table-cell>
          <table:table-cell table:style-name="Таблица2.E2" office:value-type="string">
            <text:p text:style-name="P35">120</text:p>
          </table:table-cell>
        </table:table-row>
        <table:table-row>
          <table:table-cell table:style-name="Таблица2.A2" office:value-type="string">
            <text:p text:style-name="P37">DH73</text:p>
          </table:table-cell>
          <table:table-cell table:style-name="Таблица2.A2" office:value-type="string">
            <text:p text:style-name="P35">Да, мелодия</text:p>
          </table:table-cell>
          <table:table-cell table:style-name="Таблица2.A2" office:value-type="string">
            <text:p text:style-name="P35">Да</text:p>
          </table:table-cell>
          <table:table-cell table:style-name="Таблица2.A2" office:value-type="string">
            <text:p text:style-name="P35">1000</text:p>
          </table:table-cell>
          <table:table-cell table:style-name="Таблица2.E2" office:value-type="string">
            <text:p text:style-name="P35">120</text:p>
          </table:table-cell>
        </table:table-row>
      </table:table>
      <text:p text:style-name="P17"/>
      <text:p text:style-name="P33">9. Лицензионное соглашение</text:p>
      <text:p text:style-name="P18">Высотомер <text:span text:style-name="T32">Pegasus </text:span>является проектом с открытым исходным кодом, распространяемым под лицензией <text:span text:style-name="T33">GNU General Public Licence Version 3.</text:span><text:span text:style-name="T34"> </text:span><text:span text:style-name="T47">Проект также включает сторонний код, доступный под соответствующими лицензиями. Текст лицензии и исходные коды программного обеспечения доступны в репозитории проекта.</text:span></text:p>
      <text:p text:style-name="P18"/>
      <text:p text:style-name="P25">10. Контактная информация</text:p>
      <text:p text:style-name="P19">Сайт проекта: <text:a xlink:type="simple" xlink:href="http://pegasus.omskoenebo.ru/" text:style-name="Internet_20_link" text:visited-style-name="Visited_20_Internet_20_Link"><text:span text:style-name="T30">http://pegasus.omskoenebo.ru</text:span></text:a></text:p>
      <text:p text:style-name="P19">Техническая поддержка: <text:a xlink:type="simple" xlink:href="mailto:spase74@gmail.com" text:style-name="Internet_20_link" text:visited-style-name="Visited_20_Internet_20_Link"><text:span text:style-name="T30">spase74@gmail.com</text:span></text:a></text:p>
      <text:p text:style-name="P19">Программное обеспечение: <text:a xlink:type="simple" xlink:href="https://github.com/spase74/OpenSkydiveAltimeter" text:style-name="Internet_20_link" text:visited-style-name="Visited_20_Internet_20_Link"><text:span text:style-name="T46">https://github.com/spase74/OpenSkydiveAltimeter</text:span></text:a></text:p>
      <text:p text:style-name="P19">Электрическая схема:</text:p>
      <text:p text:style-name="P32"><text:a xlink:type="simple" xlink:href="https://workspace.circuitmaker.com/Projects/Details/VyacheslavShashkov/OpenSkydiveAltimeterSimple#sectionDesignFiles" office:target-frame-name="_blank" xlink:show="new" text:style-name="Internet_20_link" text:visited-style-name="Visited_20_Internet_20_Link"><text:span text:style-name="T24">https://workspace.circuitmaker.com/Projects/Details/VyacheslavShashkov/OpenSkydiveAltimeterSimple#sectionDesignFiles</text:span></text:a><text:span text:style-name="T24"> </text:span></text:p>
      <text:p text:style-name="P5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616cm" fo:margin-bottom="0.778cm" fo:margin-left="0.732cm" fo:margin-right="0.64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>
          <style:column style:rel-width="21555*" fo:start-indent="0cm" fo:end-indent="0.453cm"/>
          <style:column style:rel-width="22270*" fo:start-indent="0.453cm" fo:end-indent="0.395cm"/>
          <style:column style:rel-width="21710*" fo:start-indent="0.39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2T15:29:01.460000000</meta:creation-date>
    <dc:date>2020-03-27T14:00:48.580000000</dc:date>
    <meta:editing-duration>PT22M37S</meta:editing-duration>
    <meta:editing-cycles>5</meta:editing-cycles>
    <meta:generator>LibreOffice/6.4.2.2$Windows_X86_64 LibreOffice_project/4e471d8c02c9c90f512f7f9ead8875b57fcb1ec3</meta:generator>
    <meta:document-statistic meta:table-count="2" meta:image-count="0" meta:object-count="0" meta:page-count="2" meta:paragraph-count="132" meta:word-count="1529" meta:character-count="10876" meta:non-whitespace-character-count="9494"/>
  </office:meta>
</office:document-meta>
</file>